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0e0d04"/>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paragraph-properties fo:margin-left="0cm" fo:margin-right="0cm" fo:text-indent="0cm" style:auto-text-indent="false"/>
      <style:text-properties officeooo:paragraph-rsid="000e0d0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p>
      <text:h text:style-name="Heading_20_1" text:outline-level="1"><text:span text:style-name="Strong_20_Emphasis">CHARTE DES COMMERCANTS DU ẐEN</text:span><text:line-break/><text:span text:style-name="Strong_20_Emphasis">Réseau Limité de Fidélité et d’Échanges Locaux</text:span></text:h>
      <text:p text:style-name="P11"><text:line-break/>Version 1.0 – Février 2026</text:p>
      <text:h text:style-name="Heading_20_2" text:outline-level="2"><text:span text:style-name="Strong_20_Emphasis">Préambule</text:span></text:h>
      <text:p text:style-name="P11"><text:line-break/>Les soussignés, commerçants indépendants et artisans, souhaitent développer les circuits courts, renforcer la fidélité client et faciliter les échanges mutuels sans enfreindre la législation fiscale et sociale française.<text:line-break/>La présente charte définit les règles d’utilisation du système ẐEN dans le cadre d’un <text:span text:style-name="Strong_20_Emphasis">réseau limité et volontaire</text:span>.</text:p>
      <text:h text:style-name="Heading_20_2" text:outline-level="2"><text:span text:style-name="Strong_20_Emphasis">Article 1 – Objet</text:span></text:h>
      <text:p text:style-name="P11"><text:line-break/>La charte organise l’émission, la circulation et l’acceptation de « Bons ẐEN » (G1BILLETS numériques de valeur faciale fixe, ex. 5 ẐEN ≈ 5 €) entre les membres signataires et leurs clients, dans le respect des règles fiscales françaises.</text:p>
      <text:h text:style-name="Heading_20_2" text:outline-level="2"><text:span text:style-name="Strong_20_Emphasis">Article 2 – Nature des Bons ẐEN</text:span></text:h>
      <text:p text:style-name="P11"><text:line-break/>Les Bons ẐEN sont des <text:span text:style-name="Strong_20_Emphasis">titres de créance privés et non cessibles à titre onéreux</text:span> :</text:p>
      <text:list text:style-name="L1">
        <text:list-item>
          <text:p text:style-name="P4">Ils ne constituent pas une monnaie légale ni un moyen de paiement universel. </text:p>
        </text:list-item>
        <text:list-item>
          <text:p text:style-name="P4">Ils engagent uniquement l’émetteur à fournir des biens ou services pour la valeur faciale indiquée. </text:p>
        </text:list-item>
        <text:list-item>
          <text:p text:style-name="P3">Ils sont émis à titre gratuit (action de fidélisation / marketing) ou en contrepartie partielle d’un paiement en euros. </text:p>
        </text:list-item>
      </text:list>
      <text:h text:style-name="Heading_20_2" text:outline-level="2"><text:span text:style-name="Strong_20_Emphasis">Article 3 – Règles fiscales et sociales</text:span></text:h>
      <text:p text:style-name="Text_20_body">3.1. Les encaissements en euros sont déclarés intégralement en chiffre d’affaires (BIC / BNC).</text:p>
      <text:p text:style-name="Text_20_body">3.2. Les Bons émis sont comptabilisés en charges déductibles (publicité, frais de fidélisation – art. 39 CGI).</text:p>
      <text:p text:style-name="Text_20_body">3.3. Les Bons reçus d’un autre membre sont considérés comme des <text:span text:style-name="Strong_20_Emphasis">avantages en nature occasionnels</text:span> (non récurrents, non systématiques), destinés à un usage professionnel ou familial (dégustation, approvisionnement personnel). Ils ne constituent pas une rémunération ni un salaire en nature au sens de l’URSSAF.</text:p>
      <text:h text:style-name="P1" text:outline-level="2"><text:soft-page-break/><text:span text:style-name="Strong_20_Emphasis">Article 4 – Interopérabilité limitée</text:span></text:h>
      <text:p text:style-name="Text_20_body"><text:line-break/>4.1. Un membre peut accepter les Bons émis par un autre membre signataire uniquement si :</text:p>
      <text:list text:style-name="L2">
        <text:list-item>
          <text:p text:style-name="P6">les deux commerçants ont signé la présente charte, </text:p>
        </text:list-item>
        <text:list-item>
          <text:p text:style-name="P5">l’échange reste occasionnel et non constitutif d’une rémunération déguisée. 4.2. Aucun membre ne peut exiger le remboursement systématique en euros d’un Bon reçu. 4.3. En cas de doute ou de litige, les parties s’engagent à privilégier la conciliation amiable avant tout recours. </text:p>
        </text:list-item>
      </text:list>
      <text:h text:style-name="Heading_20_2" text:outline-level="2"><text:span text:style-name="Strong_20_Emphasis">Article 5 – Engagements des membres</text:span></text:h>
      <text:p text:style-name="Text_20_body"><text:line-break/>5.1. Chaque membre s’engage à :</text:p>
      <text:list text:style-name="L3">
        <text:list-item>
          <text:p text:style-name="P8">n’émettre que des Bons correspondant à une réelle capacité de fourniture, </text:p>
        </text:list-item>
        <text:list-item>
          <text:p text:style-name="P8">ne pas céder ou vendre les Bons à des tiers hors réseau, </text:p>
        </text:list-item>
        <text:list-item>
          <text:p text:style-name="P7">respecter les règles fiscales et sociales en vigueur. 5.2. Chaque membre accepte que son identité (nom commercial, npub Nostr ou équivalent) soit associée publiquement aux Bons qu’il émet (transparence locale). </text:p>
        </text:list-item>
      </text:list>
      <text:h text:style-name="Heading_20_2" text:outline-level="2"><text:span text:style-name="Strong_20_Emphasis">Article 6 – Durée et dénonciation</text:span></text:h>
      <text:p text:style-name="P11"><text:line-break/>La présente charte est conclue pour une durée indéterminée.<text:line-break/>Tout membre peut la dénoncer par simple notification écrite (courrier ou message signé npub) avec un préavis de 30 jours. Les Bons en circulation restent valables jusqu’à leur échéance ou expiration.</text:p>
      <text:h text:style-name="Heading_20_2" text:outline-level="2"><text:span text:style-name="Strong_20_Emphasis">Article 7 – Signature</text:span></text:h>
      <text:p text:style-name="P11"><text:line-break/>Fait à [ <text:s text:c="33"/>], le [ <text:s text:c="16"/>]<text:line-break/>En deux exemplaires originaux.</text:p>
      <text:p text:style-name="P2">Nom / Prénom / Raison sociale : _______________________________<text:line-break/>Signature manuscrite ou npub : _______________________________<text:line-break/>Cachet commercial (facultatif) : _______________________________</text:p>
      <text:h text:style-name="Heading_20_2" text:outline-level="2"><text:span text:style-name="Strong_20_Emphasis">Annexe – Valeurs faciales usuelles</text:span></text:h>
      <text:list text:style-name="L4">
        <text:list-item>
          <text:p text:style-name="P10">5 ẐEN (valeur de référence courante) </text:p>
        </text:list-item>
        <text:list-item>
          <text:p text:style-name="P9">10 ẐEN, 20 ẐEN (bons « spéciaux » ou promotionnels) Les valeurs sont laissées à la libre appréciation de chaque émetteur.</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16T16:23:35.404792389</meta:creation-date>
    <dc:date>2026-02-16T16:26:52.946495022</dc:date>
    <meta:editing-duration>PT3M17S</meta:editing-duration>
    <meta:editing-cycles>1</meta:editing-cycles>
    <meta:document-statistic meta:table-count="0" meta:image-count="0" meta:object-count="0" meta:page-count="2" meta:paragraph-count="32" meta:word-count="507" meta:character-count="3335" meta:non-whitespace-character-count="2794"/>
    <meta:generator>LibreOffice/24.2.7.2$Linux_X86_64 LibreOffice_project/420$Build-2</meta:generator>
  </office:meta>
</office:document-meta>
</file>